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032cm" svg:x="14.716cm" svg:y="12.176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9.509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4.676cm" svg:y="15.351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048cm" svg:height="2.159cm" svg:x="9.509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275cm" svg:height="2.032cm" svg:x="9.182cm" svg:y="8.874cm">
          <text:p text:style-name="P1">tribler-</text:p>
          <text:p text:style-name="P1">core-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1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cm 10.42cm" svg:x1="6.956cm" svg:y1="27.797cm" svg:x2="16.2cm" svg:y2="17.383cm" draw:start-shape="id1" draw:start-glue-point="6" draw:end-shape="id2" draw:end-glue-point="6" svg:d="M6956 27797v502l9244 6v-10922" svg:viewBox="0 0 9245 10923">
          <text:p/>
        </draw:connector>
        <draw:connector draw:style-name="gr2" draw:text-style-name="P1" draw:layer="layout" draw:type="lines" draw:line-skew="0cm -0.602cm" svg:x1="13.598cm" svg:y1="25.765cm" svg:x2="14.676cm" svg:y2="16.367cm" draw:start-shape="id3" draw:end-shape="id2" draw:end-glue-point="5" svg:d="M13598 25765v-501l-25-8897h1103" svg:viewBox="0 0 1104 9399">
          <text:p/>
        </draw:connector>
        <draw:connector draw:style-name="gr2" draw:text-style-name="P1" draw:layer="layout" draw:type="lines" draw:line-skew="3.181cm" svg:x1="12.557cm" svg:y1="20.812cm" svg:x2="16.2cm" svg:y2="17.383cm" draw:start-shape="id4" draw:start-glue-point="7" draw:end-shape="id2" draw:end-glue-point="6" svg:d="M12557 20812h3683l-40-2927v-502" svg:viewBox="0 0 3684 3430">
          <text:p/>
        </draw:connector>
        <draw:connector draw:style-name="gr2" draw:text-style-name="P1" draw:layer="layout" draw:type="lines" draw:line-skew="-0.515cm 2.927cm" svg:x1="14.716cm" svg:y1="13.192cm" svg:x2="10.271cm" svg:y2="5.318cm" draw:start-shape="id5" draw:start-glue-point="5" draw:end-shape="id6" draw:end-glue-point="7" svg:d="M14716 13192h-1016v-7874h-3429" svg:viewBox="0 0 4446 7875">
          <text:p/>
        </draw:connector>
        <draw:connector draw:style-name="gr2" draw:text-style-name="P1" draw:layer="layout" draw:type="lines" svg:x1="16.145cm" svg:y1="8.874cm" svg:x2="16.14cm" svg:y2="6.334cm" draw:start-shape="id7" draw:start-glue-point="4" draw:end-shape="id8" draw:end-glue-point="6" svg:d="M16145 8874v-501l-5-1537v-502" svg:viewBox="0 0 6 2541">
          <text:p/>
        </draw:connector>
        <draw:connector draw:style-name="gr2" draw:text-style-name="P1" draw:layer="layout" draw:type="lines" draw:line-skew="0cm -2.166cm" svg:x1="4.556cm" svg:y1="7.35cm" svg:x2="7.223cm" svg:y2="5.318cm" draw:start-shape="id9" draw:start-glue-point="4" draw:end-shape="id6" draw:end-glue-point="5" svg:d="M4556 7350v-501-1531h2667" svg:viewBox="0 0 2668 2033">
          <text:p/>
        </draw:connector>
        <draw:connector draw:style-name="gr2" draw:text-style-name="P1" draw:layer="layout" draw:type="lines" draw:line-skew="-0.896cm 0.641cm" svg:x1="10.82cm" svg:y1="8.874cm" svg:x2="8.747cm" svg:y2="6.334cm" draw:start-shape="id10" draw:start-glue-point="4" draw:end-shape="id6" draw:end-glue-point="6" svg:d="M10820 8874v-1397h-2073v-1143" svg:viewBox="0 0 2074 2541">
          <text:p/>
        </draw:connector>
        <draw:connector draw:style-name="gr2" draw:text-style-name="P1" draw:layer="layout" draw:type="lines" draw:line-skew="0cm 0.26cm" svg:x1="11.033cm" svg:y1="19.796cm" svg:x2="11.033cm" svg:y2="17.51cm" draw:start-shape="id4" draw:start-glue-point="4" draw:end-shape="id11" draw:end-glue-point="6" svg:d="M11033 19796v-501-1024-761" svg:viewBox="0 0 1 2287">
          <text:p/>
        </draw:connector>
        <draw:connector draw:style-name="gr2" draw:text-style-name="P1" draw:layer="layout" draw:type="lines" draw:line-skew="0cm 0.514cm" svg:x1="6.956cm" svg:y1="25.765cm" svg:x2="5.953cm" svg:y2="16.621cm" draw:start-shape="id1" draw:start-glue-point="4" draw:end-shape="id12" svg:d="M6956 25765v-501l13-8643h-1016" svg:viewBox="0 0 1017 9145">
          <text:p/>
        </draw:connector>
        <draw:connector draw:style-name="gr2" draw:text-style-name="P1" draw:layer="layout" draw:type="lines" draw:line-skew="-2.318cm 2.673cm" svg:x1="12.074cm" svg:y1="26.781cm" svg:x2="5.953cm" svg:y2="16.621cm" draw:start-shape="id3" draw:start-glue-point="5" draw:end-shape="id12" draw:end-glue-point="7" svg:d="M12074 26781h-2819l-127-10160h-3175" svg:viewBox="0 0 6122 10161">
          <text:p/>
        </draw:connector>
        <draw:connector draw:style-name="gr2" draw:text-style-name="P1" draw:layer="layout" draw:type="lines" svg:x1="4.412cm" svg:y1="20.812cm" svg:x2="4.429cm" svg:y2="17.637cm" draw:start-shape="id13" draw:start-glue-point="4" draw:end-shape="id12" draw:end-glue-point="6" svg:d="M4412 20812v-501l17-2172v-502" svg:viewBox="0 0 18 3176">
          <text:p/>
        </draw:connector>
        <draw:connector draw:style-name="gr2" draw:text-style-name="P1" draw:layer="layout" draw:type="lines" svg:x1="12.557cm" svg:y1="20.812cm" svg:x2="12.457cm" svg:y2="9.89cm" draw:start-shape="id4" draw:start-glue-point="7" draw:end-shape="id10" draw:end-glue-point="7" svg:d="M12557 20812h502l-101-10922h-501" svg:viewBox="0 0 603 10923">
          <text:p/>
        </draw:connector>
        <draw:connector draw:style-name="gr2" draw:text-style-name="P1" draw:layer="layout" draw:type="lines" draw:line-skew="0cm 0.26cm" svg:x1="16.24cm" svg:y1="12.176cm" svg:x2="10.82cm" svg:y2="10.906cm" draw:start-shape="id5" draw:start-glue-point="4" draw:end-shape="id10" draw:end-glue-point="6" svg:d="M16240 12176v-501l-5420-7v-762" svg:viewBox="0 0 5421 1271">
          <text:p/>
        </draw:connector>
        <draw:custom-shape draw:style-name="gr1" draw:text-style-name="P1" xml:id="id14" draw:id="id14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4" draw:start-glue-point="4" draw:end-shape="id9" draw:end-glue-point="6" svg:d="M4556 11033v-501-648-502" svg:viewBox="0 0 1 1652">
          <text:p/>
        </draw:connector>
        <draw:custom-shape draw:style-name="gr1" draw:text-style-name="P1" xml:id="id15" draw:id="id15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5" draw:start-glue-point="4" draw:end-shape="id14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2" draw:start-glue-point="5" draw:end-shape="id9" draw:end-glue-point="5" svg:d="M2905 16621h-501l-7-8255h635" svg:viewBox="0 0 636 8256">
          <text:p/>
        </draw:connector>
        <draw:connector draw:style-name="gr2" draw:text-style-name="P1" draw:layer="layout" draw:type="lines" draw:line-skew="0cm 3.308cm" svg:x1="13.598cm" svg:y1="25.765cm" svg:x2="9.763cm" svg:y2="13.7cm" draw:start-shape="id3" draw:start-glue-point="4" draw:end-shape="id15" draw:end-glue-point="7" svg:d="M13598 25765v-501l-25-11564h-3810" svg:viewBox="0 0 3836 12066">
          <text:p/>
        </draw:connector>
        <draw:connector draw:style-name="gr2" draw:text-style-name="P1" draw:layer="layout" draw:type="lines" svg:x1="16.14cm" svg:y1="4.302cm" svg:x2="8.747cm" svg:y2="4.302cm" draw:start-shape="id8" draw:start-glue-point="4" draw:end-shape="id6" draw:end-glue-point="4" svg:d="M16140 4302v-501h-7393v501" svg:viewBox="0 0 7394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08T20:20:57.462503233</dc:date>
    <meta:editing-duration>PT9M44S</meta:editing-duration>
    <meta:editing-cycles>8</meta:editing-cycles>
    <meta:generator>LibreOffice/4.2.3.3$Linux_X86_64 LibreOffice_project/420m0$Build-3</meta:generator>
    <meta:document-statistic meta:object-count="33"/>
  </office:meta>
</office:document-meta>
</file>